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T Serif" svg:font-family="'PT Serif'" style:font-family-generic="roman" style:font-pitch="variable"/>
    <style:font-face style:name="PT Serif1" svg:font-family="'PT Serif'" style:font-adornments="Обычный" style:font-family-generic="roman" style:font-pitch="variable"/>
    <style:font-face style:name="Roboto" svg:font-family="Roboto, sans-serif"/>
    <style:font-face style:name="inherit" svg:font-family="inherit"/>
  </office:font-face-decls>
  <office:automatic-styles>
    <style:style style:name="P1" style:family="paragraph" style:parent-style-name="Heading_20_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loext:opacity="100%" style:font-name="Roboto" fo:letter-spacing="normal" fo:font-style="normal" fo:font-weight="normal"/>
    </style:style>
    <style:style style:name="P2" style:family="paragraph" style:parent-style-name="Heading_20_3">
      <style:paragraph-properties fo:margin-left="0cm" fo:margin-right="0cm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 fo:padding="0cm" fo:border="none"/>
    </style:style>
    <style:style style:name="P4" style:family="paragraph" style:parent-style-name="Heading_20_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loext:opacity="100%" style:font-name="Roboto" fo:letter-spacing="normal" fo:font-style="normal" fo:font-weight="normal" officeooo:paragraph-rsid="000e7a3d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6" style:family="paragraph" style:parent-style-name="Standard" style:list-style-name="L1"/>
    <style:style style:name="P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loext:opacity="100%" fo:letter-spacing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loext:opacity="100%" style:font-name="Roboto" fo:font-size="12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loext:opacity="100%" style:font-name="JetBrains Mono" fo:font-size="12pt" fo:letter-spacing="normal" fo:font-style="normal" fo:font-weight="normal" fo:background-color="#f3f4f6" loext:char-shading-value="0"/>
    </style:style>
    <style:style style:name="T2" style:family="text">
      <style:text-properties fo:font-variant="normal" fo:text-transform="none" fo:color="#222222" loext:opacity="100%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Roboto" fo:font-size="12pt" fo:letter-spacing="normal" fo:font-style="italic" fo:font-weight="bold"/>
    </style:style>
    <style:style style:name="T4" style:family="text">
      <style:text-properties fo:font-variant="normal" fo:text-transform="none" fo:color="#222222" loext:opacity="100%" style:font-name="Roboto" fo:font-size="12pt" fo:letter-spacing="normal" fo:font-style="normal" fo:font-weight="bold"/>
    </style:style>
    <style:style style:name="T5" style:family="text">
      <style:text-properties style:font-name="PT Serif"/>
    </style:style>
    <style:style style:name="T6" style:family="text">
      <style:text-properties fo:font-variant="normal" fo:text-transform="none" fo:color="#222222" loext:opacity="100%" style:font-name="Roboto" fo:letter-spacing="normal" fo:font-style="normal" fo:font-weight="normal"/>
    </style:style>
    <style:style style:name="T7" style:family="text">
      <style:text-properties fo:font-variant="normal" fo:text-transform="none" fo:color="#660066" loext:opacity="100%" style:font-name="JetBrains Mono" fo:font-size="12pt" fo:letter-spacing="normal" fo:font-style="normal" fo:font-weight="normal" fo:background-color="#f3f4f6" loext:char-shading-value="0"/>
    </style:style>
    <style:style style:name="T8" style:family="text">
      <style:text-properties fo:font-variant="normal" fo:text-transform="none" fo:color="#006666" loext:opacity="100%" style:font-name="JetBrains Mono" fo:font-size="12pt" fo:letter-spacing="normal" fo:font-style="normal" fo:font-weight="normal" fo:background-color="#f3f4f6" loext:char-shading-value="0"/>
    </style:style>
    <style:style style:name="T9" style:family="text">
      <style:text-properties fo:font-variant="normal" fo:text-transform="none" fo:color="#000000" loext:opacity="100%" style:font-name="JetBrains Mono" fo:font-size="12pt" fo:letter-spacing="normal" fo:font-style="normal" fo:font-weight="bold" fo:background-color="#f3f4f6" loext:char-shading-value="0"/>
    </style:style>
    <style:style style:name="T10" style:family="text">
      <style:text-properties fo:font-variant="normal" fo:text-transform="none" fo:color="#222222" loext:opacity="100%" style:font-name="inherit" fo:font-size="12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JetBrains Mono" fo:font-size="12pt" fo:letter-spacing="normal" fo:font-style="italic" fo:font-weight="normal" fo:background-color="#f3f4f6" loext:char-shading-value="0"/>
    </style:style>
    <style:style style:name="T12" style:family="text">
      <style:text-properties fo:font-variant="normal" fo:text-transform="none" fo:color="#000000" loext:opacity="100%" style:font-name="JetBrains Mono" fo:font-size="12pt" fo:letter-spacing="normal" fo:font-style="normal" fo:font-weight="bold" fo:background-color="#f3f4f6" loext:char-shading-value="0" loext:padding="0cm" loext:border="none"/>
    </style:style>
    <style:style style:name="T13" style:family="text">
      <style:text-properties fo:font-variant="normal" fo:text-transform="none" fo:color="#222222" loext:opacity="100%" style:font-name="inherit" fo:font-size="12pt" fo:letter-spacing="normal" fo:font-style="normal" fo:font-weight="bold"/>
    </style:style>
    <style:style style:name="T14" style:family="text">
      <style:text-properties fo:font-variant="normal" fo:text-transform="none" fo:color="#666666" loext:opacity="100%" style:font-name="inherit" fo:font-size="12pt" fo:letter-spacing="normal" fo:font-style="italic" fo:font-weight="normal"/>
    </style:style>
    <style:style style:name="T15" style:family="text">
      <style:text-properties fo:font-variant="normal" fo:text-transform="none" fo:color="#880000" loext:opacity="100%" style:font-name="JetBrains Mono" fo:font-size="12pt" fo:letter-spacing="normal" fo:font-style="normal" fo:font-weight="normal" fo:background-color="#f3f4f6" loext:char-shading-value="0"/>
    </style:style>
    <style:style style:name="T16" style:family="text">
      <style:text-properties fo:font-variant="normal" fo:text-transform="none" fo:color="#000088" loext:opacity="100%" style:font-name="JetBrains Mono" fo:font-size="12pt" fo:letter-spacing="normal" fo:font-style="normal" fo:font-weight="normal" fo:background-color="#f3f4f6" loext:char-shading-value="0"/>
    </style:style>
    <style:style style:name="T17" style:family="text">
      <style:text-properties fo:font-variant="normal" fo:text-transform="none" fo:color="#000000" loext:opacity="100%" fo:letter-spacing="normal" fo:background-color="#f3f4f6" loext:char-shading-value="0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1">asyncio.Queue</text:span></text:span><text:span text:style-name="T2"> (</text:span><text:span text:style-name="Emphasis"><text:span text:style-name="Strong_20_Emphasis"><text:span text:style-name="T3">FIFO / </text:span></text:span></text:span><text:span text:style-name="Strong_20_Emphasis"><text:span text:style-name="T4">First-In-First-Out,</text:span></text:span><text:span text:style-name="Strong_20_Emphasis"><text:span text:style-name="T5"> </text:span></text:span><text:span text:style-name="T5">"</text:span><text:span text:style-name="Emphasis"><text:span text:style-name="T5">первым пришел - первым ушел</text:span></text:span><text:span text:style-name="T5">") - представляет собой простую реализацию очереди для использования в асинхронном коде. Он предоставляет несколько методов, которые позволяют добавлять и извлекать элементы из очереди, а также управлять ее состоянием.</text:span></text:p>
      <text:h text:style-name="P1" text:outline-level="3">Зачем это нужно?</text:h>
      <text:p text:style-name="Standard"><text:span text:style-name="Source_20_Text"><text:span text:style-name="T1">asyncio.Queue</text:span></text:span><text:span text:style-name="T2"> </text:span>позволяет вам создавать очередь из задач, которые могут быть выполнены в асинхронном режиме. Это особенно полезно, когда у вас есть "производитель" данных, который работает в одном темпе, и "потребитель" данных, который работает в другом. Очередь позволяет этим двум сторонам работать вместе более эффективно и безопасно.</text:p>
      <text:h text:style-name="P2" text:outline-level="3"><text:span text:style-name="T6">Создание очереди</text:span></text:h>
      <text:p text:style-name="Standard">Для использования очереди необходимо создать экземпляр класса <text:span text:style-name="Source_20_Text">asyncio.Queue</text:span>, после этого станут доступны все методы. <text:span text:style-name="Source_20_Text">asyncio.Queue()</text:span> принимает один аргумент <text:span text:style-name="Source_20_Text">maxsize</text:span> (максимальное количество элементов в очереди), по умолчанию установленный на ноль (без ограничений). </text:p>
      <text:p text:style-name="P3"><text:span text:style-name="Source_20_Text"><text:span text:style-name="T7">queue</text:span></text:span><text:span text:style-name="Source_20_Text"><text:span text:style-name="T1"> = asyncio.Queue(maxsize=</text:span></text:span><text:span text:style-name="Source_20_Text"><text:span text:style-name="T8">0</text:span></text:span><text:span text:style-name="Source_20_Text"><text:span text:style-name="T1">)</text:span></text:span></text:p>
      <text:p text:style-name="Standard">Получается структура данных, в которую элементы могут быть добавлены, и из которой элементы могут быть извлечены. Мы можем установить ограничение на размер очереди. Эффект ограничения размера означает, что, когда очередь заполнена и корутины пытаются добавить объект, они блокируются до тех пор, пока не освободится место, или терпят неудачу, если используется неблокирующий метод. Мы можем узнать размер очереди при помощи <text:span text:style-name="Source_20_Text">print(queue.maxsize)</text:span>.  </text:p>
      <text:h text:style-name="P4" text:outline-level="3">Добавление и удаление элементов</text:h>
      <text:p text:style-name="Standard">Очередь — это структура данных, в которую элементы могут быть добавлены вызовом <text:span text:style-name="Source_20_Text">put()</text:span> и из которых элементы могут быть извлечены вызовом <text:span text:style-name="Source_20_Text">get()</text:span>.</text:p>
      <text:h text:style-name="P1" text:outline-level="3">Атрибуты и методы класса:</text:h>
      <text:list text:style-name="L1">
        <text:list-item>
          <text:p text:style-name="P5"><text:span text:style-name="Source_20_Text"><text:span text:style-name="Strong_20_Emphasis"><text:span text:style-name="T9">maxsize</text:span></text:span></text:span><text:span text:style-name="T10"> - возвращает количество элементов, допустимых в очереди.</text:span></text:p>
        </text:list-item>
        <text:list-item>
          <text:p text:style-name="P5"><text:span text:style-name="Source_20_Text"><text:span text:style-name="Strong_20_Emphasis"><text:span text:style-name="T9">empty()</text:span></text:span></text:span><text:span text:style-name="T10"> - возвращает </text:span><text:span text:style-name="Source_20_Text"><text:span text:style-name="T1">True</text:span></text:span><text:span text:style-name="T10">, если очередь пуста, </text:span><text:span text:style-name="Source_20_Text"><text:span text:style-name="T1">False</text:span></text:span><text:span text:style-name="T10"> в противном случае.</text:span></text:p>
        </text:list-item>
        <text:list-item>
          <text:p text:style-name="P5"><text:span text:style-name="Source_20_Text"><text:span text:style-name="Strong_20_Emphasis"><text:span text:style-name="T9">full()</text:span></text:span></text:span><text:span text:style-name="T10"> - возвращает </text:span><text:span text:style-name="Source_20_Text"><text:span text:style-name="T1">True</text:span></text:span><text:span text:style-name="T10">, если очередь достигла своего максимального размера.</text:span></text:p>
        </text:list-item>
        <text:list-item>
          <text:p text:style-name="P6"><text:span text:style-name="Source_20_Text"><text:span text:style-name="Emphasis"><text:span text:style-name="T11">coroutine </text:span></text:span></text:span><text:span text:style-name="Source_20_Text"><text:span text:style-name="Strong_20_Emphasis"><text:span text:style-name="T9">get()</text:span></text:span></text:span><text:span text:style-name="T10"> -</text:span>  извлечение и возврат элемента из очереди. Если очередь пуста, ожидание, пока элемент не будет доступен. Вызывает исключение <text:a xlink:type="simple" xlink:href="https://docs.python.org/3.14/library/asyncio-queue.html#asyncio.QueueShutDown" office:target-frame-name="_blank" xlink:show="new" text:style-name="Internet_20_link" text:visited-style-name="Visited_20_Internet_20_Link"><text:span text:style-name="Strong_20_Emphasis"><text:span text:style-name="Source_20_Text"><text:span text:style-name="T12">QueueShutDown</text:span></text:span></text:span></text:a><text:span text:style-name="T10">, </text:span>если очередь была завершена и пуста (см. <text:span text:style-name="Source_20_Text">task_done()</text:span>), или если очередь была немедленно остановлена (см. <text:span text:style-name="Source_20_Text">shutdown()</text:span>).</text:p>
        </text:list-item>
        <text:list-item>
          <text:p text:style-name="P6"><text:soft-page-break/><text:span text:style-name="Source_20_Text"><text:span text:style-name="Strong_20_Emphasis"><text:span text:style-name="T9">get_nowait()</text:span></text:span></text:span> - возвращает элемент, если он немедленно доступен, иначе выдает исключение<text:span text:style-name="T10"> </text:span><text:span text:style-name="Source_20_Text"><text:span text:style-name="T1">QueueEmpty</text:span></text:span><text:span text:style-name="T10">.</text:span></text:p>
        </text:list-item>
        <text:list-item>
          <text:p text:style-name="P6"><text:span text:style-name="Source_20_Text"><text:span text:style-name="Emphasis"><text:span text:style-name="T11">coroutine</text:span></text:span></text:span><text:span text:style-name="Source_20_Text"><text:span text:style-name="T1"> </text:span></text:span><text:span text:style-name="Source_20_Text"><text:span text:style-name="Strong_20_Emphasis"><text:span text:style-name="T9">join()</text:span></text:span></text:span> - блокирует выполнение программы до тех пор, пока все элементы в очереди не будут получены и обработаны. Счетчик незавершенных задач увеличивается при добавлении элемента в очередь. Счетчик уменьшается всякий раз, когда сопрограмма-потребитель вызывает <text:span text:style-name="Source_20_Text">task_done()</text:span>, указывая на то, что элемент получен и работа с ним завершена. Когда счетчик незавершенных задач опускается до нуля, <text:span text:style-name="Source_20_Text">join()</text:span> разблокирует ход выполнения программы.</text:p>
        </text:list-item>
        <text:list-item>
          <text:p text:style-name="P6"><text:span text:style-name="Source_20_Text"><text:span text:style-name="Emphasis"><text:span text:style-name="T11">coroutine </text:span></text:span></text:span><text:span text:style-name="Source_20_Text"><text:span text:style-name="Strong_20_Emphasis"><text:span text:style-name="T9">put(item)</text:span></text:span></text:span><text:span text:style-name="T10">- п</text:span>омещает элемент в очередь. Если очередь переполнена, то перед добавлением элемента необходимо дождаться появления свободного места.</text:p>
        </text:list-item>
        <text:list-item>
          <text:p text:style-name="P6"><text:span text:style-name="Source_20_Text"><text:span text:style-name="Strong_20_Emphasis"><text:span text:style-name="T9">put_nowait(item)</text:span></text:span></text:span><text:span text:style-name="T10"> - </text:span>помещает элемент в очередь без блокировки. Если свободное место в очереди не освободилось, поднимается иключение <text:a xlink:type="simple" xlink:href="https://docs.python.org/3/library/asyncio-queue.html#asyncio.QueueFull" office:target-frame-name="_blank" xlink:show="new" text:style-name="Internet_20_link" text:visited-style-name="Visited_20_Internet_20_Link"><text:span text:style-name="Strong_20_Emphasis"><text:span text:style-name="Source_20_Text"><text:span text:style-name="T12">QueueFull</text:span></text:span></text:span></text:a><text:span text:style-name="T10">.</text:span></text:p>
        </text:list-item>
        <text:list-item>
          <text:p text:style-name="P6"><text:span text:style-name="Source_20_Text"><text:span text:style-name="Strong_20_Emphasis"><text:span text:style-name="T9">qsize()</text:span></text:span></text:span><text:span text:style-name="T10"> </text:span>- возвращает количество элементов в очереди.</text:p>
        </text:list-item>
        <text:list-item>
          <text:p text:style-name="P6"><text:span text:style-name="Source_20_Text"><text:span text:style-name="Strong_20_Emphasis"><text:span text:style-name="T9">task_done()</text:span></text:span></text:span><text:span text:style-name="T10"> </text:span>- указывает, что ранее поставленная в очередь задача завершена. Используется потребителями очереди. Для каждого вызова <text:span text:style-name="Source_20_Text">get()</text:span>, используемого для получения задачи, последующий вызов <text:span text:style-name="Source_20_Text">task_done()</text:span> сообщает очереди, что обработка задачи завершена. Если в данный момент блокируется <text:span text:style-name="Source_20_Text">join()</text:span>, то он возобновится, когда все элементы будут обработаны (то есть вызов <text:span text:style-name="Source_20_Text">task_done()</text:span> был получен для каждого элемента, который был помещен в очередь). Вызывает ошибку ValueError, если вызывается большее количество раз, чем было помещено элементов в очередь.</text:p>
        </text:list-item>
        <text:list-item>
          <text:p text:style-name="P6"><text:span text:style-name="Strong_20_Emphasis"><text:span text:style-name="Source_20_Text"><text:span text:style-name="T9">shutdown(immediate=False)</text:span></text:span></text:span><text:span text:style-name="Strong_20_Emphasis"><text:span text:style-name="T13"> </text:span></text:span>- завершает работу очереди, заставляя методы <text:span text:style-name="Source_20_Text">get()</text:span> и <text:span text:style-name="Source_20_Text">put()</text:span> выбрасывать исключение <text:span text:style-name="Source_20_Text">QueueShutDown</text:span>. По умолчанию метод <text:span text:style-name="Source_20_Text">get()</text:span> на завершенной очереди выбросит исключение только после того, как очередь опустеет. Установите <text:span text:style-name="Source_20_Text">immediate</text:span> в <text:span text:style-name="Source_20_Text">True</text:span>, чтобы <text:span text:style-name="Source_20_Text">get()</text:span> выбрасывал исключение сразу. Все заблокированные вызовы <text:span text:style-name="Source_20_Text">put()</text:span> и <text:span text:style-name="Source_20_Text">get()</text:span> будут разблокированы. Если <text:span text:style-name="Source_20_Text">immediate=True</text:span>, задача будет помечена как завершенная для каждого оставшегося элемента в очереди, что может разблокировать вызовы <text:span text:style-name="Source_20_Text">join()</text:span>.<text:span text:style-name="T10"><text:line-break/></text:span><text:span text:style-name="Emphasis"><text:span text:style-name="T14">* Добавлен в версии  3.13</text:span></text:span></text:p>
        </text:list-item>
      </text:list>
      <text:p text:style-name="P7"> </text:p>
      <text:h text:style-name="P1" text:outline-level="3">Добавить элементы в очередь Asyncio:</text:h>
      <text:p text:style-name="P8">Добавление элемента с возможной блокировкой (если очередь заполнена - корутина блокируется и ожидает возможности добавить элемент в очередь):</text:p>
      <text:p text:style-name="P9"><text:span text:style-name="Source_20_Text"><text:span text:style-name="T15"># добавить объект в очередь</text:span></text:span></text:p>
      <text:p text:style-name="P3"><text:span text:style-name="Source_20_Text"><text:span text:style-name="T1">await queue.</text:span></text:span><text:span text:style-name="Source_20_Text"><text:span text:style-name="T16">put</text:span></text:span><text:span text:style-name="Source_20_Text"><text:span text:style-name="T1">(</text:span></text:span><text:span text:style-name="Source_20_Text"><text:span text:style-name="T7">item</text:span></text:span><text:span text:style-name="Source_20_Text"><text:span text:style-name="T1">)</text:span></text:span></text:p>
      <text:p text:style-name="P10"><text:soft-page-break/><text:span text:style-name="T2">Элемент также можно добавить в очередь без блокировки с помощью метода </text:span><text:span text:style-name="Source_20_Text"><text:span text:style-name="T1">put_nowait()</text:span></text:span><text:span text:style-name="T2">. Если в очереди нет места, то метод  </text:span><text:span text:style-name="Source_20_Text"><text:span text:style-name="T1">put_nowait()</text:span></text:span><text:span text:style-name="T2"> вызывает исключение </text:span><text:span text:style-name="Source_20_Text"><text:span text:style-name="T1">asyncio.QueueFull</text:span></text:span><text:span text:style-name="T2">.</text:span></text:p>
      <text:p text:style-name="P8">Это исключение можно обработать следующим образом.</text:p>
      <text:p text:style-name="P9"><text:span text:style-name="Source_20_Text"><text:span text:style-name="T16">try</text:span></text:span><text:span text:style-name="Source_20_Text"><text:span text:style-name="T1">:</text:span></text:span></text:p>
      <text:p text:style-name="P9"><text:span text:style-name="Source_20_Text"><text:span text:style-name="T17"><text:s text:c="4"/></text:span></text:span><text:span text:style-name="Source_20_Text"><text:span text:style-name="T15"># попытка добавить элемент</text:span></text:span></text:p>
      <text:p text:style-name="P9"><text:span text:style-name="Source_20_Text"><text:span text:style-name="T17"><text:s text:c="4"/></text:span></text:span><text:span text:style-name="Source_20_Text"><text:span text:style-name="T1">queue.put_nowait(item)</text:span></text:span></text:p>
      <text:p text:style-name="P9"><text:span text:style-name="Source_20_Text"><text:span text:style-name="T16">except</text:span></text:span><text:span text:style-name="Source_20_Text"><text:span text:style-name="T1"> asyncio.QueueFull:</text:span></text:span></text:p>
      <text:p text:style-name="P3"><text:span text:style-name="Source_20_Text"><text:span text:style-name="T17"><text:s text:c="4"/></text:span></text:span><text:span text:style-name="Source_20_Text"><text:span text:style-name="T15"># ...</text:span></text:span></text:p>
      <text:h text:style-name="P1" text:outline-level="3">Получить элементы из очереди Asyncio:</text:h>
      <text:p text:style-name="P10"><text:span text:style-name="T2">Элементы можно получить из очереди, вызвав метод </text:span><text:span text:style-name="Source_20_Text"><text:span text:style-name="T1">get()</text:span></text:span><text:span text:style-name="T2">.</text:span></text:p>
      <text:p text:style-name="P8">На самом деле это корутина, которую нужно дождаться. В данный момент в очереди может не быть элементов для извлечения, и вызывающей корутине может потребоваться блокировка до тех пор, пока элемент не станет доступным.</text:p>
      <text:p text:style-name="P9"><text:span text:style-name="Source_20_Text"><text:span text:style-name="T8"># получить элемент из очереди</text:span></text:span></text:p>
      <text:p text:style-name="P3"><text:span text:style-name="Source_20_Text"><text:span text:style-name="T1">item = </text:span></text:span><text:span text:style-name="Source_20_Text"><text:span text:style-name="T16">await</text:span></text:span><text:span text:style-name="Source_20_Text"><text:span text:style-name="T1"> queue.</text:span></text:span><text:span text:style-name="Source_20_Text"><text:span text:style-name="T16">get</text:span></text:span><text:span text:style-name="Source_20_Text"><text:span text:style-name="T1">()</text:span></text:span></text:p>
      <text:p text:style-name="Standard">Извлеченный элемент будет самым старым добавленным элементом.</text:p>
      <text:p text:style-name="Standard">Элемент можно извлечь из очереди без блокировки с помощью метода <text:span text:style-name="Source_20_Text">get_nowait()</text:span>.</text:p>
      <text:p text:style-name="Standard">Этот метод не является корутиной и немедленно вернет элемент, если он доступен, в противном случае произойдет сбой с исключением <text:span text:style-name="Source_20_Text">asyncio.QueueEmpty</text:span>.</text:p>
      <text:p text:style-name="P9"><text:span text:style-name="Source_20_Text"><text:span text:style-name="T1">...</text:span></text:span></text:p>
      <text:p text:style-name="P9"><text:span text:style-name="Source_20_Text"><text:span text:style-name="T16">try</text:span></text:span><text:span text:style-name="Source_20_Text"><text:span text:style-name="T1">:</text:span></text:span></text:p>
      <text:p text:style-name="P9"><text:span text:style-name="Source_20_Text"><text:span text:style-name="T17"><text:s text:c="4"/></text:span></text:span><text:span text:style-name="Source_20_Text"><text:span text:style-name="T15"># попытка получить элемент</text:span></text:span></text:p>
      <text:p text:style-name="P9"><text:span text:style-name="Source_20_Text"><text:span text:style-name="T17"><text:s text:c="4"/></text:span></text:span><text:span text:style-name="Source_20_Text"><text:span text:style-name="T1">item = queue.get_nowait()</text:span></text:span></text:p>
      <text:p text:style-name="P9"><text:span text:style-name="Source_20_Text"><text:span text:style-name="T16">except</text:span></text:span><text:span text:style-name="Source_20_Text"><text:span text:style-name="T1"> asyncio.QueueEmpty:</text:span></text:span></text:p>
      <text:p text:style-name="P3"><text:span text:style-name="Source_20_Text"><text:span text:style-name="T17"><text:s text:c="4"/></text:span></text:span><text:span text:style-name="Source_20_Text"><text:span text:style-name="T15"># ...</text:span></text:span></text:p>
      <text:h text:style-name="P1" text:outline-level="3">Проверяем размер очереди:</text:h>
      <text:p text:style-name="Standard">Узнать, какое максимальное количество элементов может принять очередь, можно, используя <text:span text:style-name="Source_20_Text">maxsize</text:span>, который и возвращает количество элементов, допустимых в очереди.</text:p>
      <text:p text:style-name="P9"><text:span text:style-name="Source_20_Text"><text:span text:style-name="T1">...</text:span></text:span></text:p>
      <text:p text:style-name="P9"><text:span text:style-name="Source_20_Text"><text:span text:style-name="T15"># сообщить размер очереди</text:span></text:span></text:p>
      <text:p text:style-name="P3"><text:span text:style-name="Source_20_Text"><text:span text:style-name="T7">print</text:span></text:span><text:span text:style-name="Source_20_Text"><text:span text:style-name="T1">(queue.maxsize)</text:span></text:span></text:p>
      <text:p text:style-name="Standard">Мы можем проверить, пуста ли очередь, с помощью метода <text:span text:style-name="Source_20_Text">empty()</text:span>, который возвращает True, если очередь не содержит элементов, или <text:span text:style-name="Source_20_Text">False</text:span> в противном случае.</text:p>
      <text:p text:style-name="P9"><text:soft-page-break/><text:span text:style-name="Source_20_Text"><text:span text:style-name="T1">...</text:span></text:span></text:p>
      <text:p text:style-name="P9"><text:span text:style-name="Source_20_Text"><text:span text:style-name="T15"># сообщить пуста ли очередь</text:span></text:span></text:p>
      <text:p text:style-name="P3"><text:span text:style-name="Source_20_Text"><text:span text:style-name="T7">print</text:span></text:span><text:span text:style-name="Source_20_Text"><text:span text:style-name="T1">(queue.empty())</text:span></text:span></text:p>
      <text:p text:style-name="Standard">Также можем проверить, заполнена ли очередь полностью, с помощью метода <text:span text:style-name="Source_20_Text">full()</text:span>, который возвращает <text:span text:style-name="Source_20_Text">True</text:span>, если очередь содержит максимально возможное количество элементов.<text:line-break/>Если очередь была инициализирована с <text:span text:style-name="Source_20_Text">maxsize=0</text:span> (по умолчанию), то <text:span text:style-name="Source_20_Text">full()</text:span> никогда не вернет <text:span text:style-name="Source_20_Text">True</text:span>, так как, если  <text:span text:style-name="Source_20_Text">maxsize</text:span> меньше или равен нулю, то размер очереди бесконечен.</text:p>
      <text:p text:style-name="P9"><text:span text:style-name="Source_20_Text"><text:span text:style-name="T1">...</text:span></text:span></text:p>
      <text:p text:style-name="P9"><text:span text:style-name="Source_20_Text"><text:span text:style-name="T15"># проверить заполнена ли очередь полностью</text:span></text:span></text:p>
      <text:p text:style-name="P9"><text:span text:style-name="Source_20_Text"><text:span text:style-name="T16">if</text:span></text:span><text:span text:style-name="Source_20_Text"><text:span text:style-name="T1"> queue.full():</text:span></text:span></text:p>
      <text:p text:style-name="P3"><text:span text:style-name="Source_20_Text"><text:span text:style-name="T17"><text:s text:c="4"/></text:span></text:span><text:span text:style-name="Source_20_Text"><text:span text:style-name="T15"># ...</text:span></text:span></text:p>
      <text:h text:style-name="P1" text:outline-level="3">Контроль выполнения задач в очереди:</text:h>
      <text:p text:style-name="Standard"><text:span text:style-name="T2">Метод </text:span><text:span text:style-name="Source_20_Text"><text:span text:style-name="T1">task_done()</text:span></text:span><text:span text:style-name="T2"> </text:span>вызывается после обработки элемента очереди. Он указывает, что обработка элемента очереди завершена. При вызове этого метода счетчик, который был инкрементирован методом <text:span text:style-name="Source_20_Text"><text:span text:style-name="T1">put()</text:span></text:span><text:span text:style-name="T2">,</text:span> декрементируется. Когда счетчик достигнет нуля (т.е. все элементы очереди будут обработаны), метод <text:span text:style-name="Source_20_Text"><text:span text:style-name="T1">join()</text:span></text:span> разблокирует выполнение программы. Обычно этот метод вызывается внутри цикла<text:span text:style-name="T2"> </text:span><text:span text:style-name="Source_20_Text"><text:span text:style-name="T1">while</text:span></text:span><text:span text:style-name="T2">, </text:span>который обрабатывает элементы очереди. Пример использования:</text:p>
      <text:p text:style-name="P9"><text:span text:style-name="Source_20_Text"><text:span text:style-name="T16">while</text:span></text:span><text:span text:style-name="Source_20_Text"><text:span text:style-name="T1"> True:</text:span></text:span></text:p>
      <text:p text:style-name="P9"><text:span text:style-name="Source_20_Text"><text:span text:style-name="T17"><text:s text:c="4"/></text:span></text:span><text:span text:style-name="Source_20_Text"><text:span text:style-name="T15"># получить элемент из очереди</text:span></text:span></text:p>
      <text:p text:style-name="P9"><text:span text:style-name="Source_20_Text"><text:span text:style-name="T17"><text:s text:c="4"/></text:span></text:span><text:span text:style-name="Source_20_Text"><text:span text:style-name="T7">item</text:span></text:span><text:span text:style-name="Source_20_Text"><text:span text:style-name="T1"> = await queue.</text:span></text:span><text:span text:style-name="Source_20_Text"><text:span text:style-name="T16">get</text:span></text:span><text:span text:style-name="Source_20_Text"><text:span text:style-name="T1">()</text:span></text:span></text:p>
      <text:p text:style-name="P9"><text:span text:style-name="Source_20_Text"><text:span text:style-name="T17"><text:s text:c="4"/></text:span></text:span><text:span text:style-name="Source_20_Text"><text:span text:style-name="T1">process_item(</text:span></text:span><text:span text:style-name="Source_20_Text"><text:span text:style-name="T7">item</text:span></text:span><text:span text:style-name="Source_20_Text"><text:span text:style-name="T1">)</text:span></text:span></text:p>
      <text:p text:style-name="P9"><text:span text:style-name="Source_20_Text"><text:span text:style-name="T17"><text:s text:c="4"/></text:span></text:span><text:span text:style-name="Source_20_Text"><text:span text:style-name="T15"># оповестить очередь, что обработка задачи завершена</text:span></text:span></text:p>
      <text:p text:style-name="P3"><text:span text:style-name="Source_20_Text"><text:span text:style-name="T17"><text:s text:c="4"/></text:span></text:span><text:span text:style-name="Source_20_Text"><text:span text:style-name="T1">queue.task_done()</text:span></text:span></text:p>
      <text:p text:style-name="Standard">Другие корутины могут быть заинтересованы в том, чтобы знать, когда все элементы, добавленные в очередь, были извлечены и помечены как выполненные, поэтому <text:span text:style-name="Source_20_Text">task_done()</text:span> может быть весьма полезен.</text:p>
      <text:p text:style-name="P9"><text:span text:style-name="Source_20_Text"><text:span text:style-name="T8"># ждем, пока все элементы в очереди будут отмечены как выполненные</text:span></text:span></text:p>
      <text:p text:style-name="P3"><text:span text:style-name="Source_20_Text"><text:span text:style-name="T16">await</text:span></text:span><text:span text:style-name="Source_20_Text"><text:span text:style-name="T1"> queue.</text:span></text:span><text:span text:style-name="Source_20_Text"><text:span text:style-name="T16">join</text:span></text:span><text:span text:style-name="Source_20_Text"><text:span text:style-name="T1">()</text:span></text:span></text:p>
      <text:p text:style-name="Standard">Если очередь пуста или все элементы уже отмечены как выполненные, то корутина <text:span text:style-name="Source_20_Text">join()</text:span> вернется немедленно.</text:p>
      <text:p text:style-name="Standard"> 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T Serif" svg:font-family="'PT Serif'" style:font-family-generic="roman" style:font-pitch="variable"/>
    <style:font-face style:name="PT Serif1" svg:font-family="'PT Serif'" style:font-adornments="Обычный" style:font-family-generic="roman" style:font-pitch="variable"/>
    <style:font-face style:name="Roboto" svg:font-family="Roboto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/>
      <style:text-properties style:font-name="PT Serif1" fo:font-family="'PT Serif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rgey G Dokin</meta:initial-creator>
    <meta:creation-date>2025-01-28T11:33:50.254000000</meta:creation-date>
    <meta:generator>LibreOffice/24.8.4.2$Windows_X86_64 LibreOffice_project/bb3cfa12c7b1bf994ecc5649a80400d06cd71002</meta:generator>
    <dc:date>2025-01-28T11:46:21.572000000</dc:date>
    <dc:creator>Sergey G Dokin</dc:creator>
    <meta:editing-duration>PT12M31S</meta:editing-duration>
    <meta:editing-cycles>1</meta:editing-cycles>
    <meta:document-statistic meta:table-count="0" meta:image-count="0" meta:object-count="0" meta:page-count="4" meta:paragraph-count="74" meta:word-count="966" meta:character-count="7250" meta:non-whitespace-character-count="6309"/>
  </office:meta>
</office:document-meta>
</file>